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text-position="0% 100%" fo:font-weight="normal" officeooo:rsid="00084b94" officeooo:paragraph-rsid="00084b94" style:font-weight-asian="normal" style:font-weight-complex="normal"/>
    </style:style>
    <style:style style:name="P2" style:family="paragraph" style:parent-style-name="Standard">
      <style:text-properties style:text-position="0% 100%" fo:font-weight="normal" officeooo:rsid="000bea5a" officeooo:paragraph-rsid="000bea5a" style:font-weight-asian="normal" style:font-weight-complex="normal"/>
    </style:style>
    <style:style style:name="P3" style:family="paragraph" style:parent-style-name="Standard">
      <style:text-properties style:text-position="0% 100%" fo:font-weight="normal" officeooo:rsid="000e4057" officeooo:paragraph-rsid="000e4057" style:font-weight-asian="normal" style:font-weight-complex="normal"/>
    </style:style>
    <style:style style:name="P4" style:family="paragraph" style:parent-style-name="Standard">
      <style:text-properties style:text-position="0% 100%" fo:font-weight="normal" officeooo:rsid="0008b834" officeooo:paragraph-rsid="000bea5a" style:font-weight-asian="normal" style:font-weight-complex="normal"/>
    </style:style>
    <style:style style:name="P5" style:family="paragraph" style:parent-style-name="Standard">
      <style:text-properties style:text-position="0% 100%" fo:font-weight="normal" officeooo:rsid="001bbe1d" officeooo:paragraph-rsid="001bbe1d" style:font-weight-asian="normal" style:font-weight-complex="normal"/>
    </style:style>
    <style:style style:name="P6" style:family="paragraph" style:parent-style-name="Standard">
      <style:text-properties style:text-position="0% 100%" fo:font-weight="normal" officeooo:rsid="002902f5" officeooo:paragraph-rsid="002902f5" style:font-weight-asian="normal" style:font-weight-complex="normal"/>
    </style:style>
    <style:style style:name="T1" style:family="text">
      <style:text-properties officeooo:rsid="0009b36a"/>
    </style:style>
    <style:style style:name="T2" style:family="text">
      <style:text-properties officeooo:rsid="000ff3db"/>
    </style:style>
    <style:style style:name="T3" style:family="text">
      <style:text-properties officeooo:rsid="001cd5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he <text:span text:style-name="T1">tragedy of the commons gives a problem that leaves us wondering just how good is the world. It pits people against problems individually. This problem will assign the people of the society a controversial question that will create strife, having them choose to either revert on their morals or stand to their code at the price of a resource, in this case happiness. In this simulatin we have determined a pseudo random issue that each person must overcome. As per directions we will be the using the same society among the multiple runs and the question will be the same per person of the society but will differ each run. The people will get a chance to watch the others initial status and will take that into account as well as the problem that is presented. This question will be answered and can be extrapolated to the give some outlook on possible situations in the real world and how we can possibly plan around the results.</text:span></text:p>
      <text:p text:style-name="P4"/>
      <text:p text:style-name="P5">First we should start by dictating where our baseline will be starting from. We will be creating a number of people in our simulation as per the users discretion (as long as there is a person to run the examination on it shall run). The birth and setup of these virtual<text:span text:style-name="T3">ly sentient </text:span>sapiens <text:span text:style-name="T3">takes place by first creating an array of user specified size and filling it with newly born people. They start with a happiness value of 0, while their moral standing is generated by a simple random variable that is checked against a 50/50 value (selfish or altruistic). These people are unsullied and are a what we will be casting against the problems that we have created about it. In this situation being selfish can mean several things. One of the easiest explanations that I feel makes the most sense for it is that selfishness in this context is that it is incredibly beneficial for the person increase their own happiness at the loss of the general aggregate happiness. The opposite of this is of course altruism. Altruism is when a person of the simulation will go out of their way to get into, and in this case lose, the difficult situation that they are in to benefit the masses. This decision to pick the many over the few is one that is not easy to make and weighs heavily on a person thus making it tragic for the person trying to solve for the problem. These two personality types must be weighted differently and will be given a specific reward if the problem is completed successfully.</text:span></text:p>
      <text:p text:style-name="P5"/>
      <text:p text:style-name="P2">Over all the tests that I have done with my simulation it seems that the people in the society will usually act in their own interest they tend to be more susceptible to change. That being said when I changed the algorithm to take into account the initial status of the other people they become more stalwart in their morals (altruistic or selfish). I imagine that this is because if there are more people in a given situation the usual course of action is to watch and see if anyone else is going to do anything, <text:s/>if most of the people seem to be useless in your quest to survival you will take your life into your own hands, if they do seem to be active you may want to keep your resources since you know that with their aid you will survive the given issue.</text:p>
      <text:p text:style-name="P2"/>
      <text:p text:style-name="P3">I<text:span text:style-name="T2">n my findings one commonality would have to be the happiness ratings of the people. I found that the people tended to become very unhappy at the end of two hundred runs when there were more people in the society (in this case 200). Usually there is one person out of the masses that seems to be happy with their current standings and moral decisions. This is a ethically informative since if we extrapolate the results that we found we can assume that most people will be extremely unhappy when the government punishes more often when the people of the society are more interested in the helping each other. This form of government will create a more, instead of creating a better place for everyone, seems to create a hole that is quite hard to get out of for the society that makes the people eventually become unhappy.<text:line-break/><text:line-break/>I feel that my findings are semi-accurate however they of course cannot take everything into account. I feel like if I were to expand the amount of items that are per structure I would be able to tune my experiment to be more accurate on the whole. I would have made the people depend upon a structure of governmental pressures as well as personal pressures and a personality type system that would dictate how easily they would be swayed from altruistic to selfish and vice-versa. This would have been an immense amount of supplemental additions that would have been outside the scope of this project. That being said, these additions would add a sense of realism to the experiment.</text:span></text:p>
      <text:p text:style-name="P6"><text:soft-page-break/>To sum up the results we can see that we have created a society that will most likely destroy itself in the long run. The overly destructive government along with the unhappy people of the society is a cocktail that will overflow at the slightest increase in aggravation. We can see that this kind of test if taken to heart without any ideals morals at play will show that the government will hold more power in the long run and will usually dictate the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8:09:50.842718971</meta:creation-date>
    <dc:date>2017-07-20T22:06:42.886378349</dc:date>
    <meta:editing-duration>PT56M55S</meta:editing-duration>
    <meta:editing-cycles>3</meta:editing-cycles>
    <meta:generator>LibreOffice/5.3.4.2$Linux_X86_64 LibreOffice_project/30$Build-2</meta:generator>
    <meta:document-statistic meta:table-count="0" meta:image-count="0" meta:object-count="0" meta:page-count="2" meta:paragraph-count="5" meta:word-count="934" meta:character-count="5152" meta:non-whitespace-character-count="4221"/>
  </office:meta>
</office:document-meta>
</file>